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home/iut : sudo apt install black</text:p>
      <text:p text:style-name="Standard">Lecture des listes de paquets... Fait</text:p>
      <text:p text:style-name="Standard">Construction de l'arbre des dépendances <text:s text:c="6"/></text:p>
      <text:p text:style-name="Standard">Lecture des informations d'état... Fait</text:p>
      <text:p text:style-name="Standard">black est déjà la version la plus récente (19.3b0-1).</text:p>
      <text:p text:style-name="Standard">Les paquets suivants ont été installés automatiquement et ne sont plus nécessaires :</text:p>
      <text:p text:style-name="Standard"><text:s text:c="2"/>libclutter-gst-3.0-0 libfwupdplugin1</text:p>
      <text:p text:style-name="Standard">Veuillez utiliser « sudo apt autoremove » pour les supprimer.</text:p>
      <text:p text:style-name="Standard">0 mis à jour, 0 nouvellement installés, 0 à enlever et 37 non mis à jour.</text:p>
      <text:p text:style-name="Standard"/>
      <text:p text:style-name="Standard"/>
      <text:p text:style-name="Standard">/home/iut : sudo apt install isort</text:p>
      <text:p text:style-name="Standard">Lecture des listes de paquets... Fait</text:p>
      <text:p text:style-name="Standard">Construction de l'arbre des dépendances <text:s text:c="6"/></text:p>
      <text:p text:style-name="Standard">Lecture des informations d'état... Fait</text:p>
      <text:p text:style-name="Standard">isort est déjà la version la plus récente (4.3.4+ds1-2).</text:p>
      <text:p text:style-name="Standard">Les paquets suivants ont été installés automatiquement et ne sont plus nécessaires :</text:p>
      <text:p text:style-name="Standard"><text:s text:c="2"/>libclutter-gst-3.0-0 libfwupdplugin1</text:p>
      <text:p text:style-name="Standard">Veuillez utiliser « sudo apt autoremove » pour les supprimer.</text:p>
      <text:p text:style-name="Standard">0 mis à jour, 0 nouvellement installés, 0 à enlever et 37 non mis à jou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2T18:16:48.745711906</meta:creation-date>
    <dc:date>2022-10-12T18:18:16.024828261</dc:date>
    <meta:editing-duration>PT1M27S</meta:editing-duration>
    <meta:editing-cycles>1</meta:editing-cycles>
    <meta:document-statistic meta:table-count="0" meta:image-count="0" meta:object-count="0" meta:page-count="1" meta:paragraph-count="18" meta:word-count="144" meta:character-count="933" meta:non-whitespace-character-count="789"/>
    <meta:generator>LibreOffice/6.4.7.2$Linux_X86_64 LibreOffice_project/40$Build-2</meta:generator>
  </office:meta>
</office:document-meta>
</file>